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0a8329"/>
    </style:style>
    <style:style style:name="P29" style:family="paragraph" style:parent-style-name="Footnote">
      <style:text-properties style:font-name="Liberation Sans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text-properties officeooo:rsid="0fde3dbd" officeooo:paragraph-rsid="0fde3dbd"/>
    </style:style>
    <style:style style:name="P91" style:family="paragraph" style:parent-style-name="Standard">
      <style:text-properties officeooo:paragraph-rsid="0fcd2b2a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e0463fc"/>
    </style:style>
    <style:style style:name="P94" style:family="paragraph" style:parent-style-name="Standard">
      <style:text-properties officeooo:paragraph-rsid="0e2a40f4"/>
    </style:style>
    <style:style style:name="P95" style:family="paragraph" style:parent-style-name="Standard">
      <style:text-properties officeooo:paragraph-rsid="0ff5414a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Footnote">
      <style:text-properties officeooo:paragraph-rsid="100fdbd8"/>
    </style:style>
    <style:style style:name="P99" style:family="paragraph" style:parent-style-name="Standard">
      <style:text-properties officeooo:paragraph-rsid="101b90cf"/>
    </style:style>
    <style:style style:name="P100" style:family="paragraph" style:parent-style-name="Standard">
      <style:text-properties officeooo:paragraph-rsid="1020f7f1"/>
    </style:style>
    <style:style style:name="P101" style:family="paragraph" style:parent-style-name="Footnote">
      <style:text-properties officeooo:paragraph-rsid="102291f9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Liberation Sans" fo:font-size="10pt" officeooo:rsid="0db4d737" style:font-size-asian="10pt" style:font-size-complex="10pt"/>
    </style:style>
    <style:style style:name="T16" style:family="text">
      <style:text-properties style:font-name="Liberation Sans" fo:font-size="10pt" officeooo:rsid="0db5d4ba" style:font-size-asian="10pt" style:font-size-complex="10pt"/>
    </style:style>
    <style:style style:name="T17" style:family="text">
      <style:text-properties style:font-name="Liberation Sans" fo:font-size="10pt" officeooo:rsid="0f856ad1" style:font-size-asian="10pt" style:font-size-complex="10pt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5" style:family="text">
      <style:text-properties fo:color="#000000" loext:opacity="100%" style:font-name="Liberation Sans" fo:font-size="12pt" style:font-size-asian="12pt" style:font-size-complex="12pt"/>
    </style:style>
    <style:style style:name="T2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5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8" style:family="text">
      <style:text-properties style:use-window-font-color="true" loext:opacity="0%" style:font-name="Liberation Sans" officeooo:rsid="047da547"/>
    </style:style>
    <style:style style:name="T27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2" style:family="text">
      <style:text-properties style:use-window-font-color="true" loext:opacity="0%" style:font-name="Liberation Sans" fo:font-size="12pt" style:font-size-asian="12pt" style:font-size-complex="12pt"/>
    </style:style>
    <style:style style:name="T303" style:family="text">
      <style:text-properties style:use-window-font-color="true" loext:opacity="0%" style:font-name="Liberation Sans" officeooo:rsid="0efd8e5c"/>
    </style:style>
    <style:style style:name="T30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text-position="super 58%" style:font-name="Liberation Sans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officeooo:rsid="04473353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officeooo:rsid="0e80285f"/>
    </style:style>
    <style:style style:name="T324" style:family="text">
      <style:text-properties officeooo:rsid="0e838e2a"/>
    </style:style>
    <style:style style:name="T325" style:family="text">
      <style:text-properties officeooo:rsid="0e83c34e"/>
    </style:style>
    <style:style style:name="T32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3" style:family="text">
      <style:text-properties style:text-line-through-style="none" style:text-line-through-type="none" fo:background-color="transparent" loext:char-shading-value="0"/>
    </style:style>
    <style:style style:name="T334" style:family="text">
      <style:text-properties officeooo:rsid="0f0ca65a"/>
    </style:style>
    <style:style style:name="T335" style:family="text">
      <style:text-properties style:font-name="Liberation Mono" fo:font-size="11pt" style:font-size-asian="11pt" style:font-size-complex="11pt"/>
    </style:style>
    <style:style style:name="T336" style:family="text">
      <style:text-properties officeooo:rsid="0fdff8ab"/>
    </style:style>
    <style:style style:name="T337" style:family="text">
      <style:text-properties fo:font-weight="normal" style:font-weight-asian="normal" style:font-weight-complex="normal"/>
    </style:style>
    <style:style style:name="T338" style:family="text">
      <style:text-properties officeooo:rsid="0f95a7a0"/>
    </style:style>
    <style:style style:name="T339" style:family="text">
      <style:text-properties officeooo:rsid="0f8f58bd"/>
    </style:style>
    <style:style style:name="T340" style:family="text">
      <style:text-properties officeooo:rsid="0e5635a7"/>
    </style:style>
    <style:style style:name="T341" style:family="text">
      <style:text-properties style:font-name="Ubuntu1" fo:font-size="10pt" officeooo:rsid="04473353" style:font-size-asian="10pt" style:font-size-complex="10pt"/>
    </style:style>
    <style:style style:name="T342" style:family="text">
      <style:text-properties officeooo:rsid="101b90cf"/>
    </style:style>
    <style:style style:name="T343" style:family="text">
      <style:text-properties officeooo:rsid="101e15d6"/>
    </style:style>
    <style:style style:name="T344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4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4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4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4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T218">C</text:span><text:span text:style-name="T217">hecklist voor </text:span><text:span text:style-name="T219">de installatie</text:span><text:span text:style-name="T217"> van </text:span><text:span text:style-name="T217"><text:user-field-get text:name="Distro">Debian</text:user-field-get></text:span><text:span text:style-name="T220"><text:s/></text:span><text:span text:style-name="T220"><text:user-field-get text:name="Version">12</text:user-field-get></text:span><text:span text:style-name="Strong_20_Emphasis"><text:span text:style-name="T252"><text:s/></text:span></text:span><text:span text:style-name="Strong_20_Emphasis"><text:span text:style-name="T253">LTS</text:span></text:span><text:span text:style-name="T221"><text:note text:id="ftn1" text:note-class="footnote"><text:note-citation>1</text:note-citation><text:note-body><text:p text:style-name="P28"><text:span text:style-name="T259">LTS</text:span><text:span text:style-name="T265"> </text:span><text:span text:style-name="T266">staat voor</text:span><text:span text:style-name="T267"> </text:span><text:span text:style-name="T259">Long-Term Support, langetermijnondersteuning, </text:span><text:span text:style-name="T268">en </text:span><text:span text:style-name="T270">d</text:span><text:span text:style-name="T268">eze </text:span><text:span text:style-name="T274"><text:user-field-get text:name="Distro">Debian</text:user-field-get></text:span><text:span text:style-name="T275"><text:s/></text:span><text:span text:style-name="T275"><text:user-field-get text:name="Version">12</text:user-field-get></text:span><text:span text:style-name="Strong_20_Emphasis"><text:span text:style-name="T254"><text:s/></text:span></text:span><text:span text:style-name="T268">LTS </text:span><text:span text:style-name="T276"><text:user-field-get text:name="Edition">Desktop</text:user-field-get></text:span><text:span text:style-name="T277"><text:s/></text:span><text:span text:style-name="T271">(codenaam </text:span><text:span text:style-name="T273">bookworm</text:span><text:span text:style-name="T271">) </text:span><text:span text:style-name="T266">van</text:span><text:span text:style-name="T269"> </text:span><text:span text:style-name="T273">juni</text:span><text:span text:style-name="T262"> </text:span><text:span text:style-name="Strong_20_Emphasis"><text:span text:style-name="T156"><text:user-field-get text:name="Releaseyear">2023</text:user-field-get></text:span></text:span><text:span text:style-name="T262"><text:s/></text:span><text:span text:style-name="T259">wordt </text:span><text:span text:style-name="T263">vijf</text:span><text:span text:style-name="T259"> jaar onder</text:span><text:span text:style-name="T272">steund</text:span><text:span text:style-name="T264"> </text:span><text:span text:style-name="T259">tot </text:span><text:span text:style-name="T273">juni</text:span><text:span text:style-name="T260"> </text:span><text:span text:style-name="T259">202</text:span><text:span text:style-name="T273">8</text:span><text:span text:style-name="T261">.</text:span></text:p></text:note-body></text:note></text:span><text:span text:style-name="T222"> </text:span><text:span text:style-name="T222"><text:user-field-get text:name="Edition">Desktop</text:user-field-get></text:span><text:span text:style-name="T223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34">ONDERSTREEPTE</text:span></text:span><text:span text:style-name="T1"> </text:span><text:span text:style-name="T13">woorden</text:span><text:span text:style-name="T12"> het</text:span><text:span text:style-name="Strong_20_Emphasis"><text:span text:style-name="T332"> </text:span></text:span><text:span text:style-name="Strong_20_Emphasis"><text:span text:style-name="T331">tekstvak</text:span></text:span><text:span text:style-name="T13"> </text:span><text:span text:style-name="T18">in,</text:span><text:span text:style-name="T13"> </text:span><text:span text:style-name="T278">zie </text:span><text:span text:style-name="T303">[</text:span><text:span text:style-name="T278">toelichting</text:span><text:span text:style-name="T303">]</text:span><text:span text:style-name="T13">:</text:span></text:p>
      <text:p text:style-name="P32"><text:span text:style-name="Definition"><text:span text:style-name="T280">g</text:span></text:span><text:span text:style-name="Definition"><text:span text:style-name="T279">ebruiker</text:span></text:span><text:span text:style-name="T285"><text:tab/><text:tab/></text:span><text:span text:style-name="T302"> <text:tab/><text:tab/></text:span><draw:control text:anchor-type="as-char" svg:y="-0.429cm" draw:z-index="6" draw:name="Gebruiker" draw:style-name="gr2" draw:text-style-name="P108" svg:width="6.002cm" svg:height="0.6cm" draw:control="control7"><svg:title>Gebruiker</svg:title><svg:desc>Volledige naam, bijv. Jan Stek</svg:desc></draw:control><text:span text:style-name="T286"><text:tab/></text:span><text:span text:style-name="T287">[</text:span><text:span text:style-name="T281">volledige naam, bijv. </text:span><text:span text:style-name="T299">J</text:span><text:span text:style-name="T300">a</text:span><text:span text:style-name="T299">n </text:span><text:span text:style-name="T300">Jansen</text:span><text:span text:style-name="T301">]</text:span></text:p>
      <text:p text:style-name="Standard"><text:span text:style-name="Definition"><text:span text:style-name="T280">g</text:span></text:span><text:span text:style-name="Definition">ebruikersnaam</text:span><text:span text:style-name="T279"><text:tab/></text:span><text:span text:style-name="T279"><draw:control text:anchor-type="as-char" svg:y="-0.429cm" draw:z-index="7" draw:name="Gberuikersnaam" draw:style-name="gr2" draw:text-style-name="P108" svg:width="6.002cm" svg:height="0.6cm" draw:control="control8"><svg:title>Gebruikersnaam</svg:title><svg:desc>Korte naam, bijv. jan</svg:desc></draw:control></text:span><text:span text:style-name="T279"><text:tab/></text:span><text:span text:style-name="T6">[</text:span><text:span text:style-name="T5">korte naam, bijv. </text:span><text:span text:style-name="T243">j</text:span><text:span text:style-name="T244">a</text:span><text:span text:style-name="T243">n</text:span><text:span text:style-name="T245">]</text:span></text:p>
      <text:p text:style-name="P35"><text:span text:style-name="Definition"><text:span text:style-name="T308">c</text:span></text:span><text:span text:style-name="Definition"><text:span text:style-name="T333">omputernaam</text:span></text:span><text:span text:style-name="T307"><text:tab/><text:tab/></text:span><text:span text:style-name="T333"><draw:control text:anchor-type="as-char" svg:y="-0.429cm" draw:z-index="8" draw:name="Computernaam" draw:style-name="gr2" draw:text-style-name="P108" svg:width="6.002cm" svg:height="0.6cm" draw:control="control9"><svg:title>Computernaam</svg:title><svg:desc>Unieke naam van de computer</svg:desc></draw:control></text:span><text:span text:style-name="T309"><text:tab/></text:span><text:span text:style-name="T310">[</text:span><text:span text:style-name="T311">naam van de compute</text:span><text:span text:style-name="T312">r, </text:span><text:span text:style-name="T313">bijv. p</text:span><text:span text:style-name="T314">c02</text:span><text:span text:style-name="T310">]</text:span></text:p>
      <text:p text:style-name="P30"><text:span text:style-name="Definition"><text:span text:style-name="T290">g</text:span></text:span><text:span text:style-name="Definition"><text:span text:style-name="T289">ebruiker</text:span></text:span><text:span text:style-name="Definition"><text:span text:style-name="T298"><text:tab/></text:span></text:span><text:span text:style-name="T288"><text:tab/></text:span><text:span text:style-name="T302"> <text:tab/><text:tab/></text:span><text:span text:style-name="T286"><draw:control text:anchor-type="as-char" svg:y="-0.429cm" draw:z-index="14" draw:name="Gebruiker 1" draw:style-name="gr2" draw:text-style-name="P108" svg:width="6.002cm" svg:height="0.6cm" draw:control="control15"><svg:title>Gebruiker</svg:title><svg:desc>Volledige naam, bijv. Jan Stek</svg:desc></draw:control></text:span><text:span text:style-name="T286"><text:tab/></text:span><text:span text:style-name="T287">[</text:span><text:span text:style-name="T281">volledige naam </text:span><text:span text:style-name="T282">evt. </text:span><text:span text:style-name="T284">extra</text:span><text:span text:style-name="T282"> gebruiker</text:span><text:span text:style-name="T283">]</text:span></text:p>
      <text:p text:style-name="P66"><text:span text:style-name="Definition"><text:span text:style-name="T290">g</text:span></text:span><text:span text:style-name="Definition"><text:span text:style-name="T289">ebruikersnaam</text:span></text:span><text:span text:style-name="T289"><text:tab/></text:span><text:span text:style-name="T279"><draw:control text:anchor-type="as-char" svg:y="-0.429cm" draw:z-index="15" draw:name="Gberuikersnaam 1" draw:style-name="gr2" draw:text-style-name="P108" svg:width="6.002cm" svg:height="0.6cm" draw:control="control16"><svg:title>Gebruikersnaam</svg:title><svg:desc>Korte naam, bijv. jan</svg:desc></draw:control></text:span><text:span text:style-name="T279"><text:tab/></text:span><text:span text:style-name="T293">[</text:span><text:span text:style-name="T292">korte naam</text:span><text:span text:style-name="T294"> </text:span><text:span text:style-name="T295">evt. </text:span><text:span text:style-name="T297">extra </text:span><text:span text:style-name="T295">gebruiker</text:span><text:span text:style-name="T296">]</text:span></text:p>
      <text:p text:style-name="P33"><text:span text:style-name="T228">Vervang </text:span><text:span text:style-name="T233">de</text:span><text:span text:style-name="T228"> </text:span><text:span text:style-name="Definition"><text:span text:style-name="T21">ONDERSTREEPTE</text:span></text:span><text:span text:style-name="T228"> </text:span><text:span text:style-name="T229">woorden </text:span><text:span text:style-name="T228">in deze checklist door </text:span><text:span text:style-name="T233">d</text:span><text:span text:style-name="T235">i</text:span><text:span text:style-name="T233">e </text:span><text:span text:style-name="T234">in </text:span><text:span text:style-name="T235">het</text:span><text:span text:style-name="Strong_20_Emphasis"><text:span text:style-name="T55"> </text:span></text:span><text:span text:style-name="Strong_20_Emphasis"><text:span text:style-name="T82">tekstvak</text:span></text:span><text:span text:style-name="T228">.</text:span></text:p>
      <text:p text:style-name="P37"/>
      <text:p text:style-name="P37"/>
      <text:p text:style-name="P31"><text:span text:style-name="T240">Nog niet op Linux?</text:span><text:span text:style-name="T230"><text:tab/></text:span><text:span text:style-name="T236"><text:tab/></text:span><text:span text:style-name="T237">G</text:span><text:span text:style-name="T227">ebruik </text:span><text:span text:style-name="Strong_20_Emphasis"><text:span text:style-name="T241">Checklist </text:span></text:span><text:span text:style-name="Strong_20_Emphasis"><text:span text:style-name="T242">overzetten</text:span></text:span><text:span text:style-name="T227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1"> onder </text:span><text:span text:style-name="T239">Linux</text:span><text:span text:style-name="T232">.</text:span></text:p>
      <text:p text:style-name="P24"><text:span text:style-name="T215">Nieuwe installatie?</text:span><text:span text:style-name="T210"><text:tab/></text:span><text:span text:style-name="T212"></text:span><text:span text:style-name="T214"><text:tab/></text:span><text:span text:style-name="T213">B</text:span><text:span text:style-name="T210">egin bij hoofdstuk </text:span><text:span text:style-name="T215"><text:bookmark-ref text:reference-format="page" text:ref-name="__RefNumPara__4009_1271708128">2</text:bookmark-ref></text:span><text:span text:style-name="T215"><text:s text:c="2"/></text:span><text:span text:style-name="T216"><text:bookmark-ref text:reference-format="text" text:ref-name="__RefNumPara__4009_1271708128">Installatie uitvoeren</text:bookmark-ref></text:span><text:span text:style-name="T211">.</text:span></text:p>
      <text:p text:style-name="P34"><text:span text:style-name="Strong_20_Emphasis"><text:span text:style-name="T238"/></text:span></text:p>
      <text:p text:style-name="P34"><text:span text:style-name="Strong_20_Emphasis"><text:span text:style-name="T238"/></text:span></text:p>
      <text:list xml:id="list292496121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7" draw:name="Vorm 2" draw:style-name="gr1" draw:text-style-name="P10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6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319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9" draw:name="Vorm4" draw:style-name="gr1" draw:text-style-name="P10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8" draw:name="Vorm 3" draw:style-name="gr1" draw:text-style-name="P107" svg:width="0.35cm" svg:height="0.35cm" draw:control="control19"/></text:span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1"><text:span text:style-name="T324">Debian-</text:span><text:span text:style-name="T325">p</text:span>akket kz plaatst documenten en scripts van Karel Zimmer <text:span text:style-name="T323">(zie 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201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6"><text:span text:style-name="Strong_20_Emphasis"><text:span text:style-name="T89">T</text:span></text:span><text:span text:style-name="Strong_20_Emphasis"><text:span text:style-name="T56">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7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5">ruk op de </text:span></text:span><text:span text:style-name="Strong_20_Emphasis"><text:span text:style-name="T67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54"> </text:span></text:span><text:span text:style-name="Strong_20_Emphasis"><text:span text:style-name="T89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5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1">, of </text:span></text:span><text:span text:style-name="Strong_20_Emphasis"><text:span text:style-name="T57">kopieer en plak, de</text:span></text:span><text:span text:style-name="Strong_20_Emphasis"><text:span text:style-name="T62">z</text:span></text:span><text:span text:style-name="Strong_20_Emphasis"><text:span text:style-name="T57">e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9" draw:name="Vorm 6" draw:style-name="gr1" draw:text-style-name="P107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6"><text:span text:style-name="Strong_20_Emphasis"><text:span text:style-name="T56">T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6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5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91">Selecteer</text:span></text:span><text:span text:style-name="Strong_20_Emphasis"><text:span text:style-name="T65"> </text:span></text:span><text:span text:style-name="Strong_20_Emphasis"><text:span text:style-name="T122">1</text:span></text:span><text:span text:style-name="Strong_20_Emphasis"><text:span text:style-name="T123"> - </text:span></text:span><text:span text:style-name="Strong_20_Emphasis"><text:span text:style-name="T124">In</text:span></text:span><text:span text:style-name="Strong_20_Emphasis"><text:span text:style-name="T119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41"/>
      <text:list xml:id="list123139417721688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5">Start de computer op vanaf</text:span><text:span text:style-name="T255"><text:note text:id="ftn5" text:note-class="footnote"><text:note-citation>1</text:note-citation><text:note-body><text:p text:style-name="P101"><text:span text:style-name="T175">B</text:span><text:span text:style-name="T174">ootmenu/</text:span><text:span text:style-name="T175">S</text:span><text:span text:style-name="T174">etup</text:span><text:span text:style-name="T172"> via </text:span><text:span text:style-name="T170">é</text:span><text:span text:style-name="T171">é</text:span><text:span text:style-name="T175">n van de </text:span><text:span text:style-name="Definition"><text:span text:style-name="T173">Veelgebruikte toetsen: </text:span></text:span><text:span text:style-name="Definition"><text:span text:style-name="T344">E</text:span></text:span><text:span text:style-name="Definition"><text:span text:style-name="T346">sc</text:span></text:span><text:span text:style-name="Definition"><text:span text:style-name="T173">, </text:span></text:span><text:span text:style-name="Definition"><text:span text:style-name="T345">D</text:span></text:span><text:span text:style-name="Definition"><text:span text:style-name="T346">elete</text:span></text:span><text:span text:style-name="Definition"><text:span text:style-name="T173">, </text:span></text:span><text:span text:style-name="Definition"><text:span text:style-name="T345">F</text:span></text:span><text:span text:style-name="Definition"><text:span text:style-name="T346">1</text:span></text:span><text:span text:style-name="Definition"><text:span text:style-name="T173">, </text:span></text:span><text:span text:style-name="Definition"><text:span text:style-name="T346">F2</text:span></text:span><text:span text:style-name="Definition"><text:span text:style-name="T173">, </text:span></text:span><text:span text:style-name="Definition"><text:span text:style-name="T345">F9, </text:span></text:span><text:span text:style-name="Definition"><text:span text:style-name="T347">F10, F11, </text:span></text:span><text:span text:style-name="Definition"><text:span text:style-name="T348">of</text:span></text:span><text:span text:style-name="Definition"><text:span text:style-name="T347"> </text:span></text:span><text:span text:style-name="Definition"><text:span text:style-name="T345">F12</text:span></text:span><text:span text:style-name="T172">.</text:span></text:p></text:note-body></text:note></text:span><text:span text:style-name="T255"> </text:span><text:span text:style-name="T256">een </text:span><text:span text:style-name="T249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57">Live</text:span><text:span text:style-name="T136"><text:note text:id="ftn6" text:note-class="footnote"><text:note-citation>2</text:note-citation><text:note-body><text:p text:style-name="P29"><text:span text:style-name="T315">Vanaf een </text:span><text:span text:style-name="T338">L</text:span><text:span text:style-name="T315">ive </text:span><text:span text:style-name="T339">USB</text:span><text:span text:style-name="T317">-stick </text:span><text:span text:style-name="T340">(</text:span><text:span text:style-name="T317">of </text:span><text:span text:style-name="T339">DVD</text:span><text:span text:style-name="T340">)</text:span><text:span text:style-name="T341"> </text:span><text:span text:style-name="T315">kunt u opstarten en </text:span><text:span text:style-name="T318">met </text:span><text:span text:style-name="Strong_20_Emphasis"><text:span text:style-name="T258"><text:user-field-get text:name="Distro">Debian</text:user-field-get></text:span></text:span><text:span text:style-name="Strong_20_Emphasis"><text:span text:style-name="T258"><text:s/></text:span></text:span><text:span text:style-name="T315">werken zonder enige bestanden op de harde schijf te wijzigen en maakt ook installatie van </text:span><text:span text:style-name="Strong_20_Emphasis"><text:span text:style-name="T258"><text:user-field-get text:name="Distro">Debian</text:user-field-get></text:span></text:span><text:span text:style-name="Strong_20_Emphasis"><text:span text:style-name="T258"><text:s/></text:span></text:span><text:span text:style-name="T315">mogelijk.</text:span></text:p></text:note-body></text:note></text:span><text:span text:style-name="T135"> </text:span><text:span text:style-name="T139">USB</text:span><text:span text:style-name="T137">-stick</text:span><text:span text:style-name="T137"><text:note text:id="ftn7" text:note-class="footnote"><text:note-citation>3</text:note-citation><text:note-body><text:p text:style-name="P98"><text:span text:style-name="Strong_20_Emphasis"><text:span text:style-name="T155">In een grafische werkomgeving:<text:line-break/></text:span></text:span><text:span text:style-name="T14">D</text:span><text:span text:style-name="Strong_20_Emphasis"><text:span text:style-name="T142">ow</text:span></text:span><text:span text:style-name="Strong_20_Emphasis"><text:span text:style-name="T143">nload </text:span></text:span><text:span text:style-name="Strong_20_Emphasis"><text:span text:style-name="T140">e</text:span></text:span><text:span text:style-name="Strong_20_Emphasis"><text:span text:style-name="T144">e</text:span></text:span><text:span text:style-name="Strong_20_Emphasis"><text:span text:style-name="T145">n</text:span></text:span><text:span text:style-name="Strong_20_Emphasis"><text:span text:style-name="T169"> </text:span></text:span><text:span text:style-name="Strong_20_Emphasis"><text:span text:style-name="T204">cd</text:span></text:span><text:span text:style-name="Strong_20_Emphasis"><text:span text:style-name="T198">-beeldbestand</text:span></text:span><text:span text:style-name="Strong_20_Emphasis"><text:span text:style-name="T143"> </text:span></text:span><text:span text:style-name="Strong_20_Emphasis"><text:span text:style-name="T153">(.iso) </text:span></text:span><text:span text:style-name="Strong_20_Emphasis"><text:span text:style-name="T146">v</text:span></text:span><text:span text:style-name="Strong_20_Emphasis"><text:span text:style-name="T147">anaf</text:span></text:span><text:span text:style-name="Strong_20_Emphasis"><text:span text:style-name="T148"> </text:span></text:span><text:a xlink:type="simple" xlink:href="https://www.debian.org/CD/live/" text:style-name="Internet_20_link" text:visited-style-name="Visited_20_Internet_20_Link"><text:span text:style-name="Strong_20_Emphasis"><text:span text:style-name="T320">debian.org/cd/live</text:span></text:span></text:a><text:span text:style-name="Strong_20_Emphasis"><text:span text:style-name="T148">, </text:span></text:span><text:span text:style-name="Strong_20_Emphasis"><text:span text:style-name="T154">klik onder </text:span></text:span><text:span text:style-name="Strong_20_Emphasis"><text:span text:style-name="T160">DVD/USB</text:span></text:span><text:span text:style-name="Strong_20_Emphasis"><text:span text:style-name="T154"> op </text:span></text:span><text:span text:style-name="Strong_20_Emphasis"><text:span text:style-name="T160">amd64</text:span></text:span><text:span text:style-name="Strong_20_Emphasis"><text:span text:style-name="T154">.</text:span></text:span><text:span text:style-name="Strong_20_Emphasis"><text:span text:style-name="T148"><text:line-break/></text:span></text:span><text:span text:style-name="Strong_20_Emphasis"><text:span text:style-name="T151">K</text:span></text:span><text:span text:style-name="Strong_20_Emphasis"><text:span text:style-name="T152">lik op</text:span></text:span><text:span text:style-name="Strong_20_Emphasis"><text:span text:style-name="T149"> </text:span></text:span><text:span text:style-name="T157">debian-live-1</text:span><text:span text:style-name="T160">2</text:span><text:span text:style-name="T157">.</text:span><text:span text:style-name="T161">x</text:span><text:span text:style-name="T157">.</text:span><text:span text:style-name="T161">y</text:span><text:span text:style-name="T158">-</text:span><text:span text:style-name="T157">amd64-</text:span><text:span text:style-name="T158">gnome</text:span><text:span text:style-name="T159">.iso</text:span><text:span text:style-name="Strong_20_Emphasis"><text:span text:style-name="T143">.<text:line-break/></text:span></text:span><text:span text:style-name="Strong_20_Emphasis"><text:span text:style-name="T150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6">Zoek</text:span></text:span><text:span text:style-name="Strong_20_Emphasis"><text:span text:style-name="T187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7"> en klik op het pictogram van</text:span></text:span><text:span text:style-name="Strong_20_Emphasis"><text:span text:style-name="T188"> </text:span></text:span><text:span text:style-name="Strong_20_Emphasis"><text:span text:style-name="T209">Schijven</text:span></text:span><text:span text:style-name="Strong_20_Emphasis"><text:span text:style-name="T189">. Selecteer de </text:span></text:span><text:span text:style-name="Strong_20_Emphasis"><text:span text:style-name="T205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9"> </text:span></text:span><text:span text:style-name="Strong_20_Emphasis"><text:span text:style-name="T208">⋮</text:span></text:span><text:span text:style-name="Strong_20_Emphasis"><text:span text:style-name="T189"> (icoontje met de drie puntjes).</text:span></text:span></text:p><text:p text:style-name="P72"><text:span text:style-name="Strong_20_Emphasis"><text:span text:style-name="T189"><text:tab/>Kies </text:span></text:span><text:span text:style-name="Strong_20_Emphasis"><text:span text:style-name="T208">Schijfkopie terugzetten</text:span></text:span><text:span text:style-name="Strong_20_Emphasis"><text:span text:style-name="T189"> en selecteer </text:span></text:span><text:span text:style-name="Strong_20_Emphasis"><text:span text:style-name="T200">het net</text:span></text:span><text:span text:style-name="Strong_20_Emphasis"><text:span text:style-name="T198"> gedownloade </text:span></text:span><text:span text:style-name="Strong_20_Emphasis"><text:span text:style-name="T204">cd</text:span></text:span><text:span text:style-name="Strong_20_Emphasis"><text:span text:style-name="T198">-beeldbestand </text:span></text:span><text:span text:style-name="Strong_20_Emphasis"><text:span text:style-name="T199">(.iso)</text:span></text:span><text:span text:style-name="Strong_20_Emphasis"><text:span text:style-name="T198">.</text:span></text:span></text:p><text:p text:style-name="P67"><text:span text:style-name="Strong_20_Emphasis"><text:span text:style-name="T189"><text:tab/>Klik op </text:span></text:span><text:span text:style-name="Strong_20_Emphasis"><text:span text:style-name="T208">Terugzetten starten</text:span></text:span><text:span text:style-name="Strong_20_Emphasis"><text:span text:style-name="T189"> en vervolgens op </text:span></text:span><text:span text:style-name="Strong_20_Emphasis"><text:span text:style-name="T208">Terugzetten</text:span></text:span><text:span text:style-name="Strong_20_Emphasis"><text:span text:style-name="T190">.<text:line-break/></text:span></text:span><text:span text:style-name="Strong_20_Emphasis"><text:span text:style-name="T202">O</text:span></text:span><text:span text:style-name="Strong_20_Emphasis"><text:span text:style-name="T191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21">etcher.io</text:span></text:span></text:a><text:span text:style-name="Strong_20_Emphasis"><text:span text:style-name="T194">) </text:span></text:span><text:span text:style-name="Strong_20_Emphasis"><text:span text:style-name="T203">dat </text:span></text:span><text:span text:style-name="Strong_20_Emphasis"><text:span text:style-name="T191">beschikbaar </text:span></text:span><text:span text:style-name="Strong_20_Emphasis"><text:span text:style-name="T203">is </text:span></text:span><text:span text:style-name="Strong_20_Emphasis"><text:span text:style-name="T191">voor </text:span></text:span><text:span text:style-name="Strong_20_Emphasis"><text:span text:style-name="T189">Windows, </text:span></text:span><text:span text:style-name="Strong_20_Emphasis"><text:span text:style-name="T195">mac</text:span></text:span><text:span text:style-name="Strong_20_Emphasis"><text:span text:style-name="T196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7">.</text:span></text:span></text:p></text:note-body></text:note></text:span><text:span text:style-name="T135"> </text:span><text:span text:style-name="T138">of </text:span><text:span text:style-name="T139">DVD</text:span><text:span text:style-name="T138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1">Selecteer</text:span></text:span><text:span text:style-name="Strong_20_Emphasis"><text:span text:style-name="T100"> </text:span></text:span><text:span text:style-name="Strong_20_Emphasis"><text:span text:style-name="T113">Live </text:span></text:span><text:span text:style-name="Strong_20_Emphasis"><text:span text:style-name="T114">system (amd64)</text:span></text:span><text:span text:style-name="Strong_20_Emphasis"><text:span text:style-name="T9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94"><draw:control text:anchor-type="as-char" draw:z-index="24" draw:name="Vorm13_ 2" draw:style-name="gr1" draw:text-style-name="P107" svg:width="0.35cm" svg:height="0.35cm" draw:control="control25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4"><draw:control text:anchor-type="as-char" draw:z-index="11" draw:name="Vorm13_1" draw:style-name="gr1" draw:text-style-name="P107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4"><text:span text:style-name="Strong_20_Emphasis"><text:span text:style-name="T41">Start de installatie</text:span></text:span><text:span text:style-name="Strong_20_Emphasis"><text:span text:style-name="T101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70">klik op </text:span></text:span><text:span text:style-name="Strong_20_Emphasis"><text:span text:style-name="T108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09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7" office:value-type="string">
            <text:p text:style-name="P90"><text:span text:style-name="T336">Indien</text:span> gevraagd, typ wachtwoord <text:span text:style-name="T335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6" draw:name="Vorm13_ 1" draw:style-name="gr1" draw:text-style-name="P107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3"><text:span text:style-name="Strong_20_Emphasis"><text:span text:style-name="T41">Bij </text:span></text:span><text:span text:style-name="Strong_20_Emphasis"><text:span text:style-name="T115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9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5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5" draw:name="Vorm13_ 3" draw:style-name="gr1" draw:text-style-name="P107" svg:width="0.35cm" svg:height="0.35cm" draw:control="control26"/></text:span></text:span></text:p>
          </table:table-cell>
          <table:table-cell table:style-name="_32_._5f_Installatie_5f_uitvoeren.C14" office:value-type="string">
            <text:p text:style-name="P20">Bij <text:span text:style-name="T316">Locatie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><text:span text:style-name="T342">B</text:span>ij <text:span text:style-name="T316">Regio</text:span> <text:span text:style-name="T342">kies</text:span> <text:span text:style-name="T316">Europa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6" draw:name="Vorm13_ 4" draw:style-name="gr1" draw:text-style-name="P107" svg:width="0.35cm" svg:height="0.35cm" draw:control="control27"/></text:span></text:span></text:p>
          </table:table-cell>
          <table:table-cell table:style-name="_32_._5f_Installatie_5f_uitvoeren.C17" office:value-type="string">
            <text:p text:style-name="P20">Bij <text:span text:style-name="T316">Toetsenbord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7" office:value-type="string">
            <text:p text:style-name="P22"><text:span text:style-name="T343">K</text:span>ies <text:span text:style-name="T316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2"><text:span text:style-name="Strong_20_Emphasis"><text:span text:style-name="T97">Bij </text:span></text:span><text:span text:style-name="Strong_20_Emphasis"><text:span text:style-name="T112">Gebruikers</text:span></text:span><text:span text:style-name="Strong_20_Emphasis"><text:span text:style-name="T9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1" office:value-type="string">
            <text:p text:style-name="P91"><text:span text:style-name="Strong_20_Emphasis"><text:span text:style-name="T99">V</text:span></text:span><text:span text:style-name="Strong_20_Emphasis"><text:span text:style-name="T97">ul in </text:span></text:span><text:span text:style-name="Strong_20_Emphasis"><text:span text:style-name="T116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2">,</text:span></text:span><text:span text:style-name="Strong_20_Emphasis"><text:span text:style-name="T93"><text:line-break/></text:span></text:span><text:span text:style-name="Strong_20_Emphasis"><text:span text:style-name="T116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7">Wat is de </text:span></text:span><text:span text:style-name="Strong_20_Emphasis"><text:span text:style-name="T116">naam van deze </text:span></text:span><text:span text:style-name="Strong_20_Emphasis"><text:span text:style-name="T117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1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8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2"/></text:span></text:p>
      <text:list xml:id="list123138747822298" text:continue-numbering="true" text:style-name="L1">
        <text:list-item>
          <text:p text:style-name="P106"><text:span text:style-name="Strong_20_Emphasis"><text:span text:style-name="T129">Installatie </text:span></text:span><text:span text:style-name="Strong_20_Emphasis"><text:span text:style-name="T130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6"><draw:control text:anchor-type="as-char" draw:z-index="22" draw:name="Vorm 1" draw:style-name="gr1" draw:text-style-name="P107" svg:width="0.35cm" svg:height="0.35cm" draw:control="control23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7">Volg de aanwijzingen op de </text:span></text:span><text:span text:style-name="Strong_20_Emphasis"><text:span text:style-name="T31">welkomst</text:span></text:span><text:span text:style-name="Strong_20_Emphasis"><text:span text:style-name="T337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4"><draw:control text:anchor-type="as-char" draw:z-index="10" draw:name="Vorm4_1" draw:style-name="gr1" draw:text-style-name="P107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8" text:note-class="footnote"><text:note-citation>1</text:note-citation><text:note-body><text:p text:style-name="P69"><text:span text:style-name="T324">Debian-</text:span><text:span text:style-name="T325">p</text:span>akket kz plaatst documenten en scripts van Karel Zimmer <text:span text:style-name="T323">(zie 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201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5"><text:span text:style-name="Strong_20_Emphasis"><text:span text:style-name="T56">T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7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5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61">, of </text:span></text:span><text:span text:style-name="Strong_20_Emphasis"><text:span text:style-name="T57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7">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3">V</text:span>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5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10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10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5">3 - 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5"><text:tab/></text:span></text:span></text:p>
      <text:list xml:id="list123137690319570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2" draw:name="Vorm36_0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0" draw:name="Vorm36_ 1" draw:style-name="gr1" draw:text-style-name="P107" svg:width="0.35cm" svg:height="0.35cm" draw:control="control21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1">E</text:span></text:span><text:span text:style-name="User_20_Entry"><text:span text:style-name="T162">v</text:span></text:span><text:span text:style-name="User_20_Entry"><text:span text:style-name="T163">en</text:span></text:span><text:span text:style-name="User_20_Entry"><text:span text:style-name="T165">t</text:span></text:span><text:span text:style-name="User_20_Entry"><text:span text:style-name="T166">uele </text:span></text:span><text:span text:style-name="User_20_Entry"><text:span text:style-name="T167">extra </text:span></text:span><text:span text:style-name="Definition"><text:span text:style-name="T319">gebruiker</text:span></text:span><text:span text:style-name="User_20_Entry"><text:span text:style-name="T167">s aanmelden </text:span></text:span><text:span text:style-name="User_20_Entry"><text:span text:style-name="T168">en dezelfde stappen uitvoeren</text:span></text:span><text:span text:style-name="User_20_Entry"><text:span text:style-name="T164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94"/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3" draw:name="Vorm36_ 4" draw:style-name="gr1" draw:text-style-name="P107" svg:width="0.35cm" svg:height="0.35cm" draw:control="control24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3" draw:name="Vorm36_2" draw:style-name="gr1" draw:text-style-name="P107" svg:width="0.35cm" svg:height="0.35cm" draw:control="control14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1" draw:name="Vorm36_ 2" draw:style-name="gr1" draw:text-style-name="P107" svg:width="0.35cm" svg:height="0.35cm" draw:control="control22"/></text:span></text:span></text:p>
          </table:table-cell>
          <table:table-cell table:style-name="Tabel2.D5" office:value-type="string">
            <text:p text:style-name="P45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9"><text:span text:style-name="Strong_20_Emphasis"><text:span text:style-name="T86">T</text:span></text:span><text:span text:style-name="Strong_20_Emphasis"><text:span text:style-name="T56">yp </text:span></text:span><text:span text:style-name="Strong_20_Emphasis"><text:span text:style-name="T110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4">De </text:span><text:span text:style-name="T225">Super</text:span><text:span text:style-name="T224">-toets is de Windows-toets, Command-toets </text:span><text:span text:style-name="T226">(Apple)</text:span><text:span text:style-name="T224">, of Vergrootglas-toets </text:span><text:span text:style-name="T226">(Chromebook)</text:span><text:span text:style-name="T224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5">4 - </text:span></text:span><text:span text:style-name="Strong_20_Emphasis"><text:span text:style-name="T111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23"/>
      <text:p text:style-name="P6"/>
      <text:p text:style-name="P73"><text:span text:style-name="T131">E</text:span><text:span text:style-name="T132">inde c</text:span><text:span text:style-name="T133">hecklist, </text:span><text:span text:style-name="T134">d</text:span><text:span text:style-name="T133">e</text:span><text:span text:style-name="T246"> installatie van </text:span><text:span text:style-name="T246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48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46">is voltooid.</text:span></text:p>
      <text:p text:style-name="P42"/>
      <text:p text:style-name="P36"><text:span text:style-name="Emphasis"><text:span text:style-name="T32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7">Karel Zimmer</text:span></text:span></text:a><text:span text:style-name="Emphasis"><text:span text:style-name="T32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9">CC0 1.0 Universeel</text:span></text:span></text:a><text:span text:style-name="Emphasis"><text:span text:style-name="T326">,</text:span></text:span><text:span text:style-name="Emphasis"><text:span text:style-name="T328"> </text:span></text:span><text:span text:style-name="Strong_20_Emphasis"><text:span text:style-name="T65"><text:user-field-get text:name="Releaseyear">2023</text:user-field-get></text:span></text:span><text:span text:style-name="Emphasis"><text:span text:style-name="T3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13T12:31:37.263969224">13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12:31:37.097272582</dc:date>
    <meta:keyword>Installatie</meta:keyword>
    <meta:keyword>Checklist</meta:keyword>
    <meta:keyword>Linux</meta:keyword>
    <meta:editing-cycles>6850</meta:editing-cycles>
    <meta:editing-duration>P12DT3H29M39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4" meta:word-count="671" meta:character-count="4576" meta:non-whitespace-character-count="3962"/>
    <meta:user-defined meta:name="Info 1"/>
    <meta:user-defined meta:name="Info 2"/>
    <meta:user-defined meta:name="Info 3"/>
    <meta:user-defined meta:name="Info 4"/>
  </office:meta>
</office:document-meta>
</file>